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thin solid #B7B7B7" fo:border-bottom="thin solid #B7B7B7" fo:border-left="thin solid #B7B7B7" fo:border-right="2pt solid #666666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thin solid #B7B7B7" fo:border-bottom="thin solid #B7B7B7" fo:border-left="thin solid #B7B7B7" fo:border-right="2pt solid #666666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none" fo:border-bottom="none" fo:border-left="none" fo:border-right="2pt solid #666666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top="none" fo:border-bottom="none" fo:border-left="none" fo:border-right="2pt solid #666666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top="none" fo:border-bottom="thin solid #B7B7B7" fo:border-left="2pt solid #666666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Default" style:data-style-name="N0">
      <style:table-cell-properties fo:border-top="none" fo:border-bottom="thin solid #B7B7B7" fo:border-left="thin solid #B7B7B7" fo:border-right="2pt solid #666666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="thin solid #B7B7B7" style:vertical-align="middle" fo:wrap-option="wrap" fo:background-color="#FFFFFF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B7B7B7" fo:border-bottom="thin solid #B7B7B7" fo:border-left="thin solid #B7B7B7" fo:border-right="2pt solid #666666" style:vertical-align="middle" fo:wrap-option="wrap" fo:background-color="#FFFFFF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B7B7B7" style:vertical-align="middle" fo:wrap-option="wrap" fo:background-color="#F3F3F3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B7B7B7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3F3F3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B7B7B7" fo:border-bottom="thin solid #B7B7B7" fo:border-left="thin solid #B7B7B7" fo:border-right="2pt solid #666666" style:vertical-align="middle" fo:wrap-option="wrap" fo:background-color="#F3F3F3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B7B7B7" style:vertical-align="middle" fo:wrap-option="wrap" fo:background-color="#FFFFFF" style:repeat-content="false"/>
      <style:paragraph-properties fo:text-align="center"/>
      <style:text-properties fo:color="#434343"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B7B7B7" fo:border-bottom="2pt solid #666666" fo:border-left="thin solid #B7B7B7" fo:border-right="thin solid #B7B7B7" style:vertical-align="middle" fo:wrap-option="wrap" fo:background-color="#F3F3F3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2pt solid #666666" fo:border-left="none" fo:border-right="none" style:vertical-align="middle" fo:wrap-option="wrap" fo:background-color="#F3F3F3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B7B7B7" fo:border-bottom="2pt solid #666666" fo:border-left="2pt solid #666666" fo:border-right="thin solid #B7B7B7" style:vertical-align="middle" fo:wrap-option="wrap" fo:background-color="#F3F3F3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thin solid #B7B7B7" fo:border-bottom="2pt solid #666666" fo:border-left="thin solid #B7B7B7" fo:border-right="2pt solid #666666" style:vertical-align="middle" fo:wrap-option="wrap" fo:background-color="#F3F3F3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434343" style:font-name="Calibri" style:font-name-asian="Calibri" style:font-name-complex="Calibri"/>
    </style:style>
    <style:style style:name="ce3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="2pt solid #666666" style:vertical-align="top" fo:wrap-option="wrap" fo:background-color="#D9D9D9" style:repeat-content="false"/>
      <style:paragraph-properties fo:text-align="center"/>
      <style:text-properties fo:color="#666666" style:font-name="Calibri" style:font-name-asian="Calibri" style:font-name-complex="Calibri" fo:font-size="24pt" style:font-size-asian="24pt" style:font-size-complex="24pt"/>
    </style:style>
    <style:style style:name="ce40" style:family="table-cell" style:parent-style-name="Default" style:data-style-name="N0">
      <style:table-cell-properties fo:border="2pt solid #666666" style:vertical-align="middle" fo:wrap-option="wrap" fo:background-color="#F3F3F3" style:repeat-content="false"/>
      <style:paragraph-properties fo:text-align="center"/>
      <style:text-properties fo:color="#434343" style:font-name="Calibri" style:font-name-asian="Calibri" style:font-name-complex="Calibri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B7B7B7" fo:border-bottom="2pt solid #666666" fo:border-left="thin solid #B7B7B7" fo:border-right="thin solid #B7B7B7" style:vertical-align="middle" fo:wrap-option="wrap" fo:background-color="#FFF2CC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="thin solid #B7B7B7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Default" style:data-style-name="N0">
      <style:table-cell-properties fo:border-top="thin solid #B7B7B7" fo:border-bottom="2pt solid #666666" fo:border-left="thin solid #B7B7B7" fo:border-right="thin solid #B7B7B7" style:vertical-align="middle" fo:wrap-option="wrap" fo:background-color="#D9EAD3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Default" style:data-style-name="N0">
      <style:table-cell-properties fo:border-top="2pt solid #666666" fo:border-bottom="none" fo:border-left="none" fo:border-right="2pt solid #666666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46" style:family="table-cell" style:parent-style-name="Default" style:data-style-name="N0">
      <style:table-cell-properties fo:border-top="2pt solid #666666" fo:border-bottom="none" fo:border-left="2pt solid #666666" fo:border-right="2pt solid #666666" style:vertical-align="top" fo:wrap-option="wrap" fo:background-color="#D9D9D9" style:repeat-content="false"/>
      <style:paragraph-properties fo:text-align="center"/>
      <style:text-properties fo:color="#666666" style:font-name="Calibri" style:font-name-asian="Calibri" style:font-name-complex="Calibri" fo:font-size="24pt" style:font-size-asian="24pt" style:font-size-complex="24pt"/>
    </style:style>
    <style:style style:name="ce47" style:family="table-cell" style:parent-style-name="Default" style:data-style-name="N0">
      <style:table-cell-properties fo:border-top="2pt solid #666666" fo:border-bottom="none" fo:border-left="2pt solid #666666" fo:border-right="none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48" style:family="table-cell" style:parent-style-name="Default" style:data-style-name="N0">
      <style:table-cell-properties fo:border-top="2pt solid #666666" fo:border-bottom="none" fo:border-left="none" fo:border-right="none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49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2pt solid #666666" style:vertical-align="top" fo:wrap-option="wrap" fo:background-color="#D9D9D9" style:repeat-content="false"/>
      <style:paragraph-properties fo:text-align="center"/>
      <style:text-properties fo:color="#666666" style:font-name="Calibri" style:font-name-asian="Calibri" style:font-name-complex="Calibri" fo:font-size="24pt" style:font-size-asian="24pt" style:font-size-complex="24pt"/>
    </style:style>
    <style:style style:name="ce52" style:family="table-cell" style:parent-style-name="Default" style:data-style-name="N0">
      <style:table-cell-properties fo:border-top="2pt solid #000000" fo:border-bottom="none" fo:border-left="2pt solid #666666" fo:border-right="2pt solid #666666" style:vertical-align="top" fo:wrap-option="wrap" fo:background-color="#D9D9D9" style:repeat-content="false"/>
      <style:paragraph-properties fo:text-align="center"/>
      <style:text-properties fo:color="#666666" style:font-name="Calibri" style:font-name-asian="Calibri" style:font-name-complex="Calibri" fo:font-size="24pt" style:font-size-asian="24pt" style:font-size-complex="24pt"/>
    </style:style>
    <style:style style:name="ce53" style:family="table-cell" style:parent-style-name="Default" style:data-style-name="N0">
      <style:table-cell-properties fo:border-top="2pt solid #000000" fo:border-bottom="2pt solid #666666" fo:border-left="2pt solid #666666" fo:border-right="2pt solid #666666" style:vertical-align="top" fo:wrap-option="wrap" fo:background-color="#D9D9D9" style:repeat-content="false"/>
      <style:paragraph-properties fo:text-align="center"/>
      <style:text-properties fo:color="#666666" style:font-name="Calibri" style:font-name-asian="Calibri" style:font-name-complex="Calibri" fo:font-size="24pt" style:font-size-asian="24pt" style:font-size-complex="24pt"/>
    </style:style>
    <style:style style:name="ce54" style:family="table-cell" style:parent-style-name="Default" style:data-style-name="N0">
      <style:table-cell-properties fo:border-top="2pt solid #000000" fo:border-bottom="2pt solid #666666" fo:border-left="2pt solid #666666" fo:border-right="2pt solid #000000" style:vertical-align="top" fo:wrap-option="wrap" fo:background-color="#D9D9D9" style:repeat-content="false"/>
      <style:paragraph-properties fo:text-align="center"/>
      <style:text-properties fo:color="#666666" style:font-name="Calibri" style:font-name-asian="Calibri" style:font-name-complex="Calibri" fo:font-size="24pt" style:font-size-asian="24pt" style:font-size-complex="24pt"/>
    </style:style>
    <style:style style:name="ce55" style:family="table-cell" style:parent-style-name="Default" style:data-style-name="N0">
      <style:table-cell-properties fo:border-top="2pt solid #666666" fo:border-bottom="none" fo:border-left="none" fo:border-right="2pt solid #000000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57" style:family="table-cell" style:parent-style-name="Default" style:data-style-name="N0">
      <style:table-cell-properties fo:border-top="none" fo:border-bottom="thin solid #B7B7B7" fo:border-left="2pt solid #000000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58" style:family="table-cell" style:parent-style-name="Default" style:data-style-name="N0">
      <style:table-cell-properties fo:border-top="none" fo:border-bottom="thin solid #B7B7B7" fo:border-left="thin solid #B7B7B7" fo:border-right="2pt solid #000000" style:vertical-align="middle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59" style:family="table-cell" style:parent-style-name="Default" style:data-style-name="N0">
      <style:table-cell-properties fo:border-top="thin solid #B7B7B7" fo:border-bottom="thin solid #B7B7B7" fo:border-left="2pt solid #000000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60" style:family="table-cell" style:parent-style-name="Default" style:data-style-name="N0">
      <style:table-cell-properties fo:border-top="thin solid #B7B7B7" fo:border-bottom="thin solid #B7B7B7" fo:border-left="thin solid #B7B7B7" fo:border-right="2pt solid #000000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61" style:family="table-cell" style:parent-style-name="Default" style:data-style-name="N0">
      <style:table-cell-properties fo:border-top="thin solid #B7B7B7" fo:border-bottom="thin solid #B7B7B7" fo:border-left="2pt solid #000000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62" style:family="table-cell" style:parent-style-name="Default" style:data-style-name="N0">
      <style:table-cell-properties fo:border-top="thin solid #B7B7B7" fo:border-bottom="thin solid #B7B7B7" fo:border-left="thin solid #B7B7B7" fo:border-right="2pt solid #000000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63" style:family="table-cell" style:parent-style-name="Default" style:data-style-name="N0">
      <style:table-cell-properties fo:border-top="thin solid #B7B7B7" fo:border-bottom="thin solid #B7B7B7" fo:border-left="2pt solid #000000" fo:border-right="thin solid #B7B7B7" style:vertical-align="top" fo:wrap-option="wrap" fo:background-color="#FFFFFF"/>
    </style:style>
    <style:style style:name="ce64" style:family="table-cell" style:parent-style-name="Default" style:data-style-name="N0">
      <style:table-cell-properties fo:border-top="thin solid #B7B7B7" fo:border-bottom="thin solid #B7B7B7" fo:border-left="2pt solid #000000" fo:border-right="thin solid #B7B7B7" style:vertical-align="top" fo:wrap-option="wrap" fo:background-color="#F3F3F3"/>
    </style:style>
    <style:style style:name="ce65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6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6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6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69" style:family="table-cell" style:parent-style-name="Default" style:data-style-name="N0">
      <style:table-cell-properties fo:border-top="2pt solid #666666" fo:border-bottom="2pt solid #666666" fo:border-left="2pt solid #666666" fo:border-right="2pt solid #000000" style:vertical-align="middle" fo:wrap-option="wrap" fo:background-color="#F3F3F3" style:repeat-content="false"/>
      <style:paragraph-properties fo:text-align="center"/>
      <style:text-properties fo:color="#434343" style:font-name="Calibri" style:font-name-asian="Calibri" style:font-name-complex="Calibri"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thin solid #B7B7B7" fo:border-left="thin solid #B7B7B7" fo:border-right="2pt solid #000000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7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order-top="thin solid #B7B7B7" fo:border-bottom="thin solid #B7B7B7" fo:border-left="thin solid #B7B7B7" fo:border-right="2pt solid #000000" style:vertical-align="middle" fo:wrap-option="wrap" fo:background-color="#FFFFFF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-top="thin solid #B7B7B7" fo:border-bottom="thin solid #B7B7B7" fo:border-left="thin solid #B7B7B7" fo:border-right="2pt solid #000000" style:vertical-align="middle" fo:wrap-option="wrap" fo:background-color="#F3F3F3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-top="thin solid #B7B7B7" fo:border-bottom="2pt solid #000000" fo:border-left="2pt solid #000000" fo:border-right="thin solid #B7B7B7" style:vertical-align="top" fo:wrap-option="wrap" fo:background-color="#F3F3F3"/>
    </style:style>
    <style:style style:name="ce76" style:family="table-cell" style:parent-style-name="Default" style:data-style-name="N0">
      <style:table-cell-properties fo:border-top="thin solid #B7B7B7" fo:border-bottom="2pt solid #000000" fo:border-left="thin solid #B7B7B7" fo:border-right="thin solid #B7B7B7" style:vertical-align="middle" fo:wrap-option="wrap" fo:background-color="#F3F3F3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3F3F3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fo:border-top="thin solid #B7B7B7" fo:border-bottom="2pt solid #000000" fo:border-left="thin solid #B7B7B7" fo:border-right="thin solid #B7B7B7" style:vertical-align="middle" fo:wrap-option="wrap" fo:background-color="#FFF2CC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B7B7B7" fo:border-bottom="2pt solid #000000" fo:border-left="2pt solid #666666" fo:border-right="thin solid #B7B7B7" style:vertical-align="middle" fo:wrap-option="wrap" fo:background-color="#F3F3F3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-top="thin solid #B7B7B7" fo:border-bottom="2pt solid #000000" fo:border-left="thin solid #B7B7B7" fo:border-right="2pt solid #000000" style:vertical-align="middle" fo:wrap-option="wrap" fo:background-color="#F3F3F3" style:repeat-content="false"/>
      <style:paragraph-properties fo:text-align="start" fo:margin-left="0cm"/>
    </style:style>
    <style:style style:name="ce81" style:family="table-cell" style:parent-style-name="Default" style:data-style-name="N0">
      <style:table-cell-properties fo:border-top="thin solid #B7B7B7" fo:border-bottom="thin solid #B7B7B7" fo:border-left="none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82" style:family="table-cell" style:parent-style-name="Default" style:data-style-name="N0">
      <style:table-cell-properties fo:border-top="thin solid #B7B7B7" fo:border-bottom="thin solid #B7B7B7" fo:border-left="none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83" style:family="table-cell" style:parent-style-name="Default" style:data-style-name="N0">
      <style:table-cell-properties fo:border-top="thin solid #B7B7B7" fo:border-bottom="thin solid #B7B7B7" fo:border-left="none" fo:border-right="thin solid #B7B7B7" style:vertical-align="middle" fo:wrap-option="wrap" fo:background-color="#FFFFFF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thin solid #B7B7B7" fo:border-bottom="thin solid #B7B7B7" fo:border-left="none" fo:border-right="thin solid #B7B7B7" style:vertical-align="middle" fo:wrap-option="wrap" fo:background-color="#F3F3F3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thin solid #B7B7B7" fo:border-bottom="2pt solid #000000" fo:border-left="none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top="thin solid #B7B7B7" fo:border-bottom="thin solid #B7B7B7" fo:border-left="2pt solid #000000" fo:border-right="thin solid #B7B7B7" style:vertical-align="middle" fo:wrap-option="wrap" fo:background-color="#FFFFFF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-top="thin solid #B7B7B7" fo:border-bottom="thin solid #B7B7B7" fo:border-left="2pt solid #000000" fo:border-right="thin solid #B7B7B7" style:vertical-align="middle" fo:wrap-option="wrap" fo:background-color="#F3F3F3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3F3F3" style:repeat-content="false"/>
      <style:paragraph-properties fo:text-align="start" fo:margin-left="0cm"/>
    </style:style>
    <style:style style:name="ce89" style:family="table-cell" style:parent-style-name="Default" style:data-style-name="N0">
      <style:table-cell-properties fo:border-top="none" fo:border-bottom="thin solid #B7B7B7" fo:border-left="none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90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91" style:family="table-cell" style:parent-style-name="Default" style:data-style-name="N0">
      <style:table-cell-properties fo:border-top="none" fo:border-bottom="thin solid #B7B7B7" fo:border-left="thin solid #B7B7B7" fo:border-right="2pt solid #000000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top="thin solid #B7B7B7" fo:border-bottom="thin solid #B7B7B7" fo:border-left="thin solid #B7B7B7" fo:border-right="2pt solid #000000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93" style:family="table-cell" style:parent-style-name="Default" style:data-style-name="N0">
      <style:table-cell-properties fo:border-top="thin solid #B7B7B7" fo:border-bottom="thin solid #B7B7B7" fo:border-left="thin solid #B7B7B7" fo:border-right="2pt solid #000000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94" style:family="table-cell" style:parent-style-name="Default" style:data-style-name="N0">
      <style:table-cell-properties fo:border-top="thin solid #B7B7B7" fo:border-bottom="thin solid #B7B7B7" fo:border-left="thin solid #B7B7B7" fo:border-right="2pt solid #000000" style:vertical-align="middle" fo:background-color="#F3F3F3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fo:border-top="thin solid #B7B7B7" fo:border-bottom="2pt solid #000000" fo:border-left="2pt solid #000000" fo:border-right="thin solid #B7B7B7" style:vertical-align="middle" fo:wrap-option="wrap" fo:background-color="#FFFFFF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fo:border-top="thin solid #B7B7B7" fo:border-bottom="2pt solid #000000" fo:border-left="thin solid #B7B7B7" fo:border-right="2pt solid #000000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97" style:family="table-cell" style:parent-style-name="Default" style:data-style-name="N0">
      <style:table-cell-properties fo:border-top="thin solid #B7B7B7" fo:border-bottom="2pt solid #000000" fo:border-left="2pt solid #000000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98" style:family="table-cell" style:parent-style-name="Default" style:data-style-name="N0">
      <style:table-cell-properties fo:border-top="thin solid #B7B7B7" fo:border-bottom="2pt solid #000000" fo:border-left="thin solid #B7B7B7" fo:border-right="2pt solid #000000" style:vertical-align="middle" fo:background-color="#FFFFFF" style:repeat-content="false"/>
      <style:paragraph-properties fo:text-align="start" fo:margin-left="0cm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10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10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10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104" style:family="table-cell" style:parent-style-name="Default" style:data-style-name="N0">
      <style:table-cell-properties fo:border-top="thin solid #B7B7B7" fo:border-bottom="2pt solid #666666" fo:border-left="none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05" style:family="table-cell" style:parent-style-name="Default" style:data-style-name="N0">
      <style:table-cell-properties fo:border-top="none" fo:border-bottom="thin solid #B7B7B7" fo:border-left="none" fo:border-right="thin solid #B7B7B7" style:vertical-align="middle" fo:wrap-option="wrap" fo:background-color="#FFFFFF" style:repeat-content="false"/>
      <style:paragraph-properties fo:text-align="start" fo:margin-left="0cm"/>
    </style:style>
    <style:style style:name="ce106" style:family="table-cell" style:parent-style-name="Default" style:data-style-name="N0">
      <style:table-cell-properties fo:border-top="thin solid #B7B7B7" fo:border-bottom="2pt solid #000000" fo:border-left="2pt solid #000000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07" style:family="table-cell" style:parent-style-name="Default" style:data-style-name="N0">
      <style:table-cell-properties fo:border-top="thin solid #B7B7B7" fo:border-bottom="2pt solid #000000" fo:border-left="thin solid #B7B7B7" fo:border-right="2pt solid #000000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08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background-color="#FFFFFF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fo:border-top="none" fo:border-bottom="thin solid #B7B7B7" fo:border-left="thin solid #B7B7B7" fo:border-right="2pt solid #000000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10" style:family="table-cell" style:parent-style-name="Default" style:data-style-name="N0">
      <style:table-cell-properties fo:border-top="thin solid #B7B7B7" fo:border-bottom="thin solid #B7B7B7" fo:border-left="thin solid #B7B7B7" fo:border-right="2pt solid #000000" style:vertical-align="middle" fo:wrap-option="wrap" fo:background-color="#FEF2CD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11" style:family="table-cell" style:parent-style-name="Default" style:data-style-name="N0">
      <style:table-cell-properties fo:border-top="thin solid #B7B7B7" fo:border-bottom="2pt solid #000000" fo:border-left="thin solid #B7B7B7" fo:border-right="2pt solid #000000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12" style:family="table-cell" style:parent-style-name="Default" style:data-style-name="N0">
      <style:table-cell-properties fo:border-top="thin solid #B7B7B7" fo:border-bottom="2pt solid #000000" fo:border-left="thin solid #B7B7B7" fo:border-right="2pt solid #000000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13" style:family="table-cell" style:parent-style-name="Default" style:data-style-name="N0">
      <style:table-cell-properties fo:border-top="none" fo:border-bottom="thin solid #B7B7B7" fo:border-left="2pt solid #000000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14" style:family="table-cell" style:parent-style-name="Default" style:data-style-name="N0">
      <style:table-cell-properties fo:border-top="none" fo:border-bottom="thin solid #B7B7B7" fo:border-left="2pt solid #000000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thin solid #B7B7B7" fo:border-left="2pt solid #000000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2pt solid #000000" fo:border-left="2pt solid #000000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17" style:family="table-cell" style:parent-style-name="Default" style:data-style-name="N0">
      <style:table-cell-properties fo:border-top="none" fo:border-bottom="thin solid #B7B7B7" fo:border-left="thin solid #B7B7B7" fo:border-right="2pt solid #000000" style:vertical-align="middle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1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119" style:family="table-cell" style:parent-style-name="Default" style:data-style-name="N0">
      <style:table-cell-properties fo:border-top="2pt solid #666666" fo:border-bottom="2pt solid #000000" fo:border-left="2pt solid #000000" fo:border-right="2pt solid #666666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120" style:family="table-cell" style:parent-style-name="Default" style:data-style-name="N0">
      <style:table-cell-properties fo:border-top="2pt solid #666666" fo:border-bottom="2pt solid #000000" fo:border-left="2pt solid #666666" fo:border-right="2pt solid #000000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121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wrap-option="wrap" fo:background-color="#D9D9D9" style:repeat-content="false"/>
      <style:paragraph-properties fo:text-align="center"/>
      <style:text-properties fo:color="#666666" style:font-name="Calibri" style:font-name-asian="Calibri" style:font-name-complex="Calibri" fo:font-size="24pt" style:font-size-asian="24pt" style:font-size-complex="24pt"/>
    </style:style>
    <style:style style:name="ce122" style:family="table-cell" style:parent-style-name="Default" style:data-style-name="N0">
      <style:table-cell-properties fo:border="2pt solid #000000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0.370416666666667cm"/>
    </style:style>
    <style:style style:name="co8" style:family="table-column">
      <style:table-column-properties fo:break-before="auto" style:column-width="4.65666666666667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4.15395833333333cm"/>
    </style:style>
    <style:style style:name="co11" style:family="table-column">
      <style:table-column-properties fo:break-before="auto" style:column-width="4.47145833333333cm"/>
    </style:style>
    <style:style style:name="co12" style:family="table-column">
      <style:table-column-properties fo:break-before="auto" style:column-width="4.63020833333333cm"/>
    </style:style>
    <style:style style:name="co13" style:family="table-column">
      <style:table-column-properties fo:break-before="auto" style:column-width="4.39208333333333cm"/>
    </style:style>
    <style:style style:name="co14" style:family="table-column">
      <style:table-column-properties fo:break-before="auto" style:column-width="4.365625cm"/>
    </style:style>
    <style:style style:name="co15" style:family="table-column">
      <style:table-column-properties fo:break-before="auto" style:column-width="4.60375cm"/>
    </style:style>
    <style:style style:name="co16" style:family="table-column">
      <style:table-column-properties fo:break-before="auto" style:column-width="4.524375cm"/>
    </style:style>
    <style:style style:name="co17" style:family="table-column">
      <style:table-column-properties fo:break-before="auto" style:column-width="4.57729166666667cm"/>
    </style:style>
    <style:style style:name="co18" style:family="table-column">
      <style:table-column-properties fo:break-before="auto" style:column-width="4.55083333333333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4.41854166666667cm"/>
    </style:style>
    <style:style style:name="co21" style:family="table-column">
      <style:table-column-properties fo:break-before="auto" style:column-width="4.73604166666667cm"/>
    </style:style>
    <style:style style:name="co22" style:family="table-column">
      <style:table-column-properties fo:break-before="auto" style:column-width="4.497916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ealplanlegging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6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121">
            <text:p>Fagområde arealplanleggin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18">
            <text:p>Grunnlagsdata</text:p>
          </table:table-cell>
          <table:covered-table-cell/>
          <table:table-cell office:value-type="string" table:number-columns-spanned="2" table:number-rows-spanned="1" table:style-name="ce118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56">
            <text:p>Ansvar</text:p>
          </table:table-cell>
          <table:table-cell office:value-type="string" table:style-name="ce99">
            <text:p>Type</text:p>
          </table:table-cell>
          <table:table-cell office:value-type="string" table:style-name="ce100">
            <text:p>Ansvar</text:p>
          </table:table-cell>
          <table:table-cell office:value-type="string" table:style-name="ce99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office:value-type="string" table:style-name="ce57">
            <text:p>PK</text:p>
          </table:table-cell>
          <table:table-cell office:value-type="string" table:style-name="ce91">
            <text:p>4.2.2 Arealplansituasjon</text:p>
          </table:table-cell>
          <table:table-cell office:value-type="string" table:style-name="ce57">
            <text:p>PK</text:p>
          </table:table-cell>
          <table:table-cell office:value-type="string" table:style-name="ce91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2.3 Befolkning</text:p>
          </table:table-cell>
          <table:table-cell table:style-name="ce59"/>
          <table:table-cell office:value-type="string" table:style-name="ce60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a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table:style-name="ce61"/>
          <table:table-cell office:value-type="string" table:style-name="ce62">
            <text:p>4.2.4 Bildedata</text:p>
          </table:table-cell>
          <table:table-cell table:style-name="ce61"/>
          <table:table-cell office:value-type="string" table:style-name="ce62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2.5 Bygg</text:p>
          </table:table-cell>
          <table:table-cell table:style-name="ce59"/>
          <table:table-cell office:value-type="string" table:style-name="ce60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2.6 Eiendom</text:p>
          </table:table-cell>
          <table:table-cell table:style-name="ce61"/>
          <table:table-cell office:value-type="string" table:style-name="ce62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table:style-name="ce59"/>
          <table:table-cell office:value-type="string" table:style-name="ce60">
            <text:p>4.2.7 Forurensning</text:p>
          </table:table-cell>
          <table:table-cell table:style-name="ce59"/>
          <table:table-cell office:value-type="string" table:style-name="ce60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table:style-name="ce61"/>
          <table:table-cell office:value-type="string" table:style-name="ce62">
            <text:p>4.2.8 Friluftsliv</text:p>
          </table:table-cell>
          <table:table-cell table:style-name="ce61"/>
          <table:table-cell office:value-type="string" table:style-name="ce6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9 Grunnforhold</text:p>
          </table:table-cell>
          <table:table-cell table:style-name="ce59"/>
          <table:table-cell office:value-type="string" table:style-name="ce60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0 Kulturarv</text:p>
          </table:table-cell>
          <table:table-cell table:style-name="ce61"/>
          <table:table-cell office:value-type="string" table:style-name="ce62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1 Landskap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2 Naturmangfold</text:p>
          </table:table-cell>
          <table:table-cell table:style-name="ce61"/>
          <table:table-cell office:value-type="string" table:style-name="ce62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3 Naturressurser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4 Nærin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5 Samfunnssikkerhet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5 Naturvern</text:p>
          </table:table-cell>
          <table:table-cell table:number-columns-repeated="5" table:style-name="ce65"/>
          <table:table-cell table:style-name="ce6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6 Samferdsel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6 Overvann</text:p>
          </table:table-cell>
          <table:table-cell table:number-columns-repeated="5" table:style-name="ce67"/>
          <table:table-cell table:style-name="ce6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7 Terrengmodell</text:p>
          </table:table-cell>
          <table:table-cell table:style-name="ce59"/>
          <table:table-cell office:value-type="string" table:style-name="ce60">
            <text:p>4.3.17 Rekkverk</text:p>
          </table:table-cell>
          <table:table-cell table:style-name="ce65"/>
          <table:table-cell office:value-type="string" table:number-columns-spanned="5" table:number-rows-spanned="1" table:style-name="ce69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8 Teknisk infrastruktur</text:p>
          </table:table-cell>
          <table:table-cell table:style-name="ce61"/>
          <table:table-cell office:value-type="string" table:style-name="ce62">
            <text:p>4.3.18 Risikoreduksjon</text:p>
          </table:table-cell>
          <table:table-cell table:style-name="ce67"/>
          <table:table-cell office:value-type="string" table:style-name="ce16">
            <text:p>Typer ansvar</text:p>
          </table:table-cell>
          <table:table-cell table:style-name="ce67"/>
          <table:table-cell office:value-type="string" table:style-name="ce17">
            <text:p>Typer oppgaver</text:p>
          </table:table-cell>
          <table:table-cell table:style-name="ce67"/>
          <table:table-cell table:style-name="ce7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9 Vann</text:p>
          </table:table-cell>
          <table:table-cell table:style-name="ce59"/>
          <table:table-cell office:value-type="string" table:style-name="ce60">
            <text:p>4.3.19 Signal</text:p>
          </table:table-cell>
          <table:table-cell table:style-name="ce65"/>
          <table:table-cell office:value-type="string" table:style-name="ce19">
            <text:p>Hovedansvar</text:p>
          </table:table-cell>
          <table:table-cell table:style-name="ce65"/>
          <table:table-cell office:value-type="string" table:style-name="ce8">
            <text:p>B: Bestille</text:p>
          </table:table-cell>
          <table:table-cell table:style-name="ce65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20 Vær og klima</text:p>
          </table:table-cell>
          <table:table-cell table:style-name="ce61"/>
          <table:table-cell office:value-type="string" table:style-name="ce62">
            <text:p>4.3.20 Skilt</text:p>
          </table:table-cell>
          <table:table-cell table:style-name="ce67"/>
          <table:table-cell office:value-type="string" table:style-name="ce20">
            <text:p>Delansvar</text:p>
          </table:table-cell>
          <table:table-cell table:style-name="ce67"/>
          <table:table-cell office:value-type="string" table:style-name="ce6">
            <text:p>P: Prosjektere</text:p>
          </table:table-cell>
          <table:table-cell table:style-name="ce67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table:style-name="ce59"/>
          <table:table-cell office:value-type="string" table:style-name="ce60">
            <text:p>4.3.21 Steinsetting</text:p>
          </table:table-cell>
          <table:table-cell table:style-name="ce65"/>
          <table:table-cell table:style-name="ce7"/>
          <table:table-cell table:style-name="ce65"/>
          <table:table-cell office:value-type="string" table:style-name="ce8">
            <text:p>U: Utføre/utarbeide</text:p>
          </table:table-cell>
          <table:table-cell table:style-name="ce65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2 Terrengforming</text:p>
          </table:table-cell>
          <table:table-cell table:style-name="ce67"/>
          <table:table-cell table:style-name="ce10"/>
          <table:table-cell table:style-name="ce67"/>
          <table:table-cell office:value-type="string" table:style-name="ce6">
            <text:p>K: Kontrollere</text:p>
          </table:table-cell>
          <table:table-cell table:style-name="ce67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3 Tunnel</text:p>
          </table:table-cell>
          <table:table-cell table:style-name="ce65"/>
          <table:table-cell table:style-name="ce7"/>
          <table:table-cell table:style-name="ce65"/>
          <table:table-cell office:value-type="string" table:style-name="ce8">
            <text:p>G:Godkjenne</text:p>
          </table:table-cell>
          <table:table-cell table:style-name="ce65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4 Vann og avløp</text:p>
          </table:table-cell>
          <table:table-cell table:style-name="ce67"/>
          <table:table-cell table:style-name="ce10"/>
          <table:table-cell table:style-name="ce67"/>
          <table:table-cell table:style-name="ce6"/>
          <table:table-cell table:style-name="ce67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5 Veg</text:p>
          </table:table-cell>
          <table:table-cell table:style-name="ce65"/>
          <table:table-cell table:style-name="ce7"/>
          <table:table-cell table:style-name="ce65"/>
          <table:table-cell table:style-name="ce8"/>
          <table:table-cell table:style-name="ce65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6 Vegetasjon</text:p>
          </table:table-cell>
          <table:table-cell table:style-name="ce67"/>
          <table:table-cell table:style-name="ce10"/>
          <table:table-cell table:style-name="ce67"/>
          <table:table-cell table:style-name="ce6"/>
          <table:table-cell table:style-name="ce67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3.27 Vegoppmerking</text:p>
          </table:table-cell>
          <table:table-cell table:style-name="ce65"/>
          <table:table-cell table:style-name="ce7"/>
          <table:table-cell table:style-name="ce65"/>
          <table:table-cell table:style-name="ce8"/>
          <table:table-cell table:style-name="ce65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95"/>
          <table:table-cell table:style-name="ce96"/>
          <table:table-cell table:style-name="ce97"/>
          <table:table-cell table:style-name="ce98"/>
          <table:table-cell table:style-name="ce67"/>
          <table:table-cell table:style-name="ce22"/>
          <table:table-cell table:style-name="ce71"/>
          <table:table-cell table:style-name="ce21"/>
          <table:table-cell table:style-name="ce71"/>
          <table:table-cell table:style-name="ce7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9">
            <text:p>PK</text:p>
          </table:table-cell>
          <table:table-cell office:value-type="string" table:style-name="ce90">
            <text:p>4.4 Situasjonsmodell</text:p>
          </table:table-cell>
          <table:table-cell office:value-type="string" table:style-name="ce42">
            <text:p>PK</text:p>
          </table:table-cell>
          <table:table-cell office:value-type="string" table:style-name="ce90">
            <text:p>4.5 Tverrfaglig modell</text:p>
          </table:table-cell>
          <table:table-cell table:style-name="ce73"/>
          <table:table-cell table:style-name="ce28"/>
          <table:table-cell table:style-name="ce73"/>
          <table:table-cell table:style-name="ce25"/>
          <table:table-cell table:style-name="ce73"/>
          <table:table-cell table:style-name="ce7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71"/>
          <table:table-cell table:style-name="ce22"/>
          <table:table-cell table:style-name="ce71"/>
          <table:table-cell table:style-name="ce21"/>
          <table:table-cell table:style-name="ce71"/>
          <table:table-cell table:style-name="ce7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85">
            <text:p>PK</text:p>
          </table:table-cell>
          <table:table-cell office:value-type="string" table:number-columns-spanned="3" table:number-rows-spanned="1" table:style-name="ce78">
            <text:p>4.6 Samordningsmodell</text:p>
          </table:table-cell>
          <table:covered-table-cell table:number-columns-repeated="2"/>
          <table:table-cell table:style-name="ce77"/>
          <table:table-cell table:style-name="ce79"/>
          <table:table-cell table:style-name="ce77"/>
          <table:table-cell table:style-name="ce76"/>
          <table:table-cell table:style-name="ce77"/>
          <table:table-cell table:style-name="ce80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Bru" table:style-name="ta1"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bru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18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0">
            <text:p>Ansvar</text:p>
          </table:table-cell>
          <table:table-cell office:value-type="string" table:style-name="ce99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table:style-name="ce57"/>
          <table:table-cell office:value-type="string" table:style-name="ce70">
            <text:p>4.2.2 Arealplansituasjon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table:style-name="ce59"/>
          <table:table-cell office:value-type="string" table:style-name="ce60">
            <text:p>4.2.3 Befolk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a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table:style-name="ce61"/>
          <table:table-cell office:value-type="string" table:style-name="ce62">
            <text:p>4.2.4 Bildedata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table:style-name="ce59"/>
          <table:table-cell office:value-type="string" table:style-name="ce60">
            <text:p>4.2.5 Bygg</text:p>
          </table:table-cell>
          <table:table-cell table:style-name="ce59"/>
          <table:table-cell office:value-type="string" table:style-name="ce60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table:style-name="ce61"/>
          <table:table-cell office:value-type="string" table:style-name="ce62">
            <text:p>4.2.6 Eiendom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table:style-name="ce59"/>
          <table:table-cell office:value-type="string" table:style-name="ce60">
            <text:p>4.2.7 Forurensning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table:style-name="ce61"/>
          <table:table-cell office:value-type="string" table:style-name="ce62">
            <text:p>4.2.8 Friluftsliv</text:p>
          </table:table-cell>
          <table:table-cell table:style-name="ce61"/>
          <table:table-cell office:value-type="string" table:style-name="ce6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9 Grunnforhold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0 Kulturarv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1 Landskap</text:p>
          </table:table-cell>
          <table:table-cell table:style-name="ce59"/>
          <table:table-cell office:value-type="string" table:style-name="ce60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2 Naturmangfold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3 Naturressurser</text:p>
          </table:table-cell>
          <table:table-cell table:style-name="ce59"/>
          <table:table-cell office:value-type="string" table:style-name="ce60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4 Nærin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5 Samfunnssikkerhet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6 Samferdsel</text:p>
          </table:table-cell>
          <table:table-cell table:style-name="ce61"/>
          <table:table-cell office:value-type="string" table:style-name="ce62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7 Terrengmodell</text:p>
          </table:table-cell>
          <table:table-cell table:style-name="ce59"/>
          <table:table-cell office:value-type="string" table:style-name="ce60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8 Teknisk infrastruktur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9 Vann</text:p>
          </table:table-cell>
          <table:table-cell table:style-name="ce59"/>
          <table:table-cell office:value-type="string" table:style-name="ce60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2">
            <text:p>4.2.20 Vær og klima</text:p>
          </table:table-cell>
          <table:table-cell table:style-name="ce61"/>
          <table:table-cell office:value-type="string" table:style-name="ce62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table:style-name="ce59"/>
          <table:table-cell office:value-type="string" table:style-name="ce60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table:style-name="ce106"/>
          <table:table-cell office:value-type="string" table:style-name="ce107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Bygg" table:style-name="ta1">
        <table:table-column table:style-name="co1" table:default-cell-style-name="ce4"/>
        <table:table-column table:style-name="co2" table:default-cell-style-name="ce4"/>
        <table:table-column table:style-name="co12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3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4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byg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table:style-name="ce57"/>
          <table:table-cell office:value-type="string" table:style-name="ce70">
            <text:p>4.2.2 Arealplansituasjon</text:p>
          </table:table-cell>
          <table:table-cell table:style-name="ce57"/>
          <table:table-cell office:value-type="string" table:style-name="ce70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table:style-name="ce59"/>
          <table:table-cell office:value-type="string" table:style-name="ce60">
            <text:p>4.2.3 Befolkning</text:p>
          </table:table-cell>
          <table:table-cell table:style-name="ce59"/>
          <table:table-cell office:value-type="string" table:style-name="ce60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table:style-name="ce61"/>
          <table:table-cell office:value-type="string" table:style-name="ce62">
            <text:p>4.2.4 Bildedata</text:p>
          </table:table-cell>
          <table:table-cell table:style-name="ce61"/>
          <table:table-cell office:value-type="string" table:style-name="ce62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2.5 Bygg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table:style-name="ce61"/>
          <table:table-cell office:value-type="string" table:style-name="ce62">
            <text:p>4.2.6 Eiendom</text:p>
          </table:table-cell>
          <table:table-cell table:style-name="ce61"/>
          <table:table-cell office:value-type="string" table:style-name="ce62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table:style-name="ce59"/>
          <table:table-cell office:value-type="string" table:style-name="ce60">
            <text:p>4.2.7 Forurensning</text:p>
          </table:table-cell>
          <table:table-cell table:style-name="ce59"/>
          <table:table-cell office:value-type="string" table:style-name="ce60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table:style-name="ce61"/>
          <table:table-cell office:value-type="string" table:style-name="ce62">
            <text:p>4.2.8 Friluftsliv</text:p>
          </table:table-cell>
          <table:table-cell table:style-name="ce61"/>
          <table:table-cell office:value-type="string" table:style-name="ce6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9 Grunnforhold</text:p>
          </table:table-cell>
          <table:table-cell table:style-name="ce59"/>
          <table:table-cell office:value-type="string" table:style-name="ce60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0 Kulturarv</text:p>
          </table:table-cell>
          <table:table-cell table:style-name="ce61"/>
          <table:table-cell office:value-type="string" table:style-name="ce62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1 Landskap</text:p>
          </table:table-cell>
          <table:table-cell table:style-name="ce59"/>
          <table:table-cell office:value-type="string" table:style-name="ce60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2 Naturmangfold</text:p>
          </table:table-cell>
          <table:table-cell table:style-name="ce61"/>
          <table:table-cell office:value-type="string" table:style-name="ce62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3 Naturressurser</text:p>
          </table:table-cell>
          <table:table-cell table:style-name="ce59"/>
          <table:table-cell office:value-type="string" table:style-name="ce60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4 Næring</text:p>
          </table:table-cell>
          <table:table-cell table:style-name="ce61"/>
          <table:table-cell office:value-type="string" table:style-name="ce62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5 Samfunnssikkerhet</text:p>
          </table:table-cell>
          <table:table-cell table:style-name="ce59"/>
          <table:table-cell office:value-type="string" table:style-name="ce60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6 Samferdsel</text:p>
          </table:table-cell>
          <table:table-cell table:style-name="ce61"/>
          <table:table-cell office:value-type="string" table:style-name="ce62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7 Terrengmodell</text:p>
          </table:table-cell>
          <table:table-cell table:style-name="ce59"/>
          <table:table-cell office:value-type="string" table:style-name="ce60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8 Teknisk infrastruktur</text:p>
          </table:table-cell>
          <table:table-cell table:style-name="ce61"/>
          <table:table-cell office:value-type="string" table:style-name="ce62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9 Vann</text:p>
          </table:table-cell>
          <table:table-cell table:style-name="ce59"/>
          <table:table-cell office:value-type="string" table:style-name="ce60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20 Vær og klima</text:p>
          </table:table-cell>
          <table:table-cell table:style-name="ce61"/>
          <table:table-cell office:value-type="string" table:style-name="ce62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table:style-name="ce59"/>
          <table:table-cell office:value-type="string" table:style-name="ce60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table:style-name="ce106"/>
          <table:table-cell office:value-type="string" table:style-name="ce107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Elektro" table:style-name="ta1">
        <table:table-column table:style-name="co1" table:default-cell-style-name="ce4"/>
        <table:table-column table:style-name="co2" table:default-cell-style-name="ce4"/>
        <table:table-column table:style-name="co15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3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6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elektro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table:style-name="ce57"/>
          <table:table-cell office:value-type="string" table:style-name="ce70">
            <text:p>4.2.2 Arealplansituasjon</text:p>
          </table:table-cell>
          <table:table-cell table:style-name="ce57"/>
          <table:table-cell office:value-type="string" table:style-name="ce70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table:style-name="ce59"/>
          <table:table-cell office:value-type="string" table:style-name="ce60">
            <text:p>4.2.3 Befolk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table:style-name="ce61"/>
          <table:table-cell office:value-type="string" table:style-name="ce62">
            <text:p>4.2.4 Bildedata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table:style-name="ce59"/>
          <table:table-cell office:value-type="string" table:style-name="ce60">
            <text:p>4.2.5 Bygg</text:p>
          </table:table-cell>
          <table:table-cell table:style-name="ce59"/>
          <table:table-cell office:value-type="string" table:style-name="ce60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table:style-name="ce61"/>
          <table:table-cell office:value-type="string" table:style-name="ce62">
            <text:p>4.2.6 Eiendom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table:style-name="ce59"/>
          <table:table-cell office:value-type="string" table:style-name="ce60">
            <text:p>4.2.7 Forurens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table:style-name="ce61"/>
          <table:table-cell office:value-type="string" table:style-name="ce62">
            <text:p>4.2.8 Friluftsliv</text:p>
          </table:table-cell>
          <table:table-cell table:style-name="ce61"/>
          <table:table-cell office:value-type="string" table:style-name="ce6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9 Grunnforhold</text:p>
          </table:table-cell>
          <table:table-cell table:style-name="ce59"/>
          <table:table-cell office:value-type="string" table:style-name="ce60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0 Kulturarv</text:p>
          </table:table-cell>
          <table:table-cell table:style-name="ce61"/>
          <table:table-cell office:value-type="string" table:style-name="ce62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1 Landskap</text:p>
          </table:table-cell>
          <table:table-cell table:style-name="ce59"/>
          <table:table-cell office:value-type="string" table:style-name="ce60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2 Naturmangfold</text:p>
          </table:table-cell>
          <table:table-cell table:style-name="ce61"/>
          <table:table-cell office:value-type="string" table:style-name="ce62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3 Naturressurser</text:p>
          </table:table-cell>
          <table:table-cell table:style-name="ce59"/>
          <table:table-cell office:value-type="string" table:style-name="ce60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4 Næring</text:p>
          </table:table-cell>
          <table:table-cell table:style-name="ce61"/>
          <table:table-cell office:value-type="string" table:style-name="ce62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5 Samfunnssikkerhet</text:p>
          </table:table-cell>
          <table:table-cell table:style-name="ce59"/>
          <table:table-cell office:value-type="string" table:style-name="ce60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6 Samferdsel</text:p>
          </table:table-cell>
          <table:table-cell table:style-name="ce61"/>
          <table:table-cell office:value-type="string" table:style-name="ce62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7 Terrengmodell</text:p>
          </table:table-cell>
          <table:table-cell table:style-name="ce59"/>
          <table:table-cell office:value-type="string" table:style-name="ce60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8 Teknisk infrastruktur</text:p>
          </table:table-cell>
          <table:table-cell table:style-name="ce61"/>
          <table:table-cell office:value-type="string" table:style-name="ce62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9 Vann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20 Vær og klima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table:style-name="ce59"/>
          <table:table-cell office:value-type="string" table:style-name="ce60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table:style-name="ce106"/>
          <table:table-cell office:value-type="string" table:style-name="ce107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Geomatikk" table:style-name="ta1">
        <table:table-column table:style-name="co1" table:default-cell-style-name="ce4"/>
        <table:table-column table:style-name="co2" table:default-cell-style-name="ce4"/>
        <table:table-column table:style-name="co13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6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4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geomatikk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office:value-type="string" table:style-name="ce57">
            <text:p>UKG</text:p>
          </table:table-cell>
          <table:table-cell office:value-type="string" table:style-name="ce91">
            <text:p>3.2 Landmåling</text:p>
          </table:table-cell>
          <table:table-cell table:style-name="ce57"/>
          <table:table-cell office:value-type="string" table:style-name="ce70">
            <text:p>4.2.2 Arealplansituasjon</text:p>
          </table:table-cell>
          <table:table-cell table:style-name="ce57"/>
          <table:table-cell office:value-type="string" table:style-name="ce70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office:value-type="string" table:style-name="ce59">
            <text:p>UKG</text:p>
          </table:table-cell>
          <table:table-cell office:value-type="string" table:style-name="ce92">
            <text:p>3.3 Skanning</text:p>
          </table:table-cell>
          <table:table-cell table:style-name="ce59"/>
          <table:table-cell office:value-type="string" table:style-name="ce60">
            <text:p>4.2.3 Befolkning</text:p>
          </table:table-cell>
          <table:table-cell table:style-name="ce59"/>
          <table:table-cell office:value-type="string" table:style-name="ce60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93">
            <text:p>3.4 Geologisk kartlegging</text:p>
          </table:table-cell>
          <table:table-cell table:style-name="ce61"/>
          <table:table-cell office:value-type="string" table:style-name="ce62">
            <text:p>4.2.4 Bildedata</text:p>
          </table:table-cell>
          <table:table-cell table:style-name="ce61"/>
          <table:table-cell office:value-type="string" table:style-name="ce62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93">
            <text:p>3.5 Målinger</text:p>
          </table:table-cell>
          <table:table-cell table:style-name="ce59"/>
          <table:table-cell office:value-type="string" table:style-name="ce60">
            <text:p>4.2.5 Bygg</text:p>
          </table:table-cell>
          <table:table-cell table:style-name="ce59"/>
          <table:table-cell office:value-type="string" table:style-name="ce60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table:style-name="ce61"/>
          <table:table-cell office:value-type="string" table:style-name="ce62">
            <text:p>4.2.6 Eiendom</text:p>
          </table:table-cell>
          <table:table-cell table:style-name="ce61"/>
          <table:table-cell office:value-type="string" table:style-name="ce62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table:style-name="ce59"/>
          <table:table-cell office:value-type="string" table:style-name="ce60">
            <text:p>4.2.7 Forurensning</text:p>
          </table:table-cell>
          <table:table-cell table:style-name="ce59"/>
          <table:table-cell office:value-type="string" table:style-name="ce60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office:value-type="string" table:style-name="ce61">
            <text:p>UKG</text:p>
          </table:table-cell>
          <table:table-cell office:value-type="string" table:style-name="ce92">
            <text:p>3.8 Registrert på anlegg</text:p>
          </table:table-cell>
          <table:table-cell table:style-name="ce61"/>
          <table:table-cell office:value-type="string" table:style-name="ce62">
            <text:p>4.2.8 Friluftsliv</text:p>
          </table:table-cell>
          <table:table-cell table:style-name="ce61"/>
          <table:table-cell office:value-type="string" table:style-name="ce6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9 Grunnforhold</text:p>
          </table:table-cell>
          <table:table-cell table:style-name="ce59"/>
          <table:table-cell office:value-type="string" table:style-name="ce60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0 Kulturarv</text:p>
          </table:table-cell>
          <table:table-cell table:style-name="ce61"/>
          <table:table-cell office:value-type="string" table:style-name="ce62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1 Landskap</text:p>
          </table:table-cell>
          <table:table-cell office:value-type="string" table:style-name="ce59">
            <text:p>UKG</text:p>
          </table:table-cell>
          <table:table-cell office:value-type="string" table:style-name="ce93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2 Naturmangfold</text:p>
          </table:table-cell>
          <table:table-cell table:style-name="ce61"/>
          <table:table-cell office:value-type="string" table:style-name="ce62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3 Naturressurser</text:p>
          </table:table-cell>
          <table:table-cell table:style-name="ce59"/>
          <table:table-cell office:value-type="string" table:style-name="ce60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4 Næring</text:p>
          </table:table-cell>
          <table:table-cell table:style-name="ce61"/>
          <table:table-cell office:value-type="string" table:style-name="ce62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5 Samfunnssikkerhet</text:p>
          </table:table-cell>
          <table:table-cell table:style-name="ce59"/>
          <table:table-cell office:value-type="string" table:style-name="ce60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6 Samferdsel</text:p>
          </table:table-cell>
          <table:table-cell table:style-name="ce61"/>
          <table:table-cell office:value-type="string" table:style-name="ce62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G</text:p>
          </table:table-cell>
          <table:table-cell office:value-type="string" table:style-name="ce92">
            <text:p>4.2.17 Terrengmodell</text:p>
          </table:table-cell>
          <table:table-cell table:style-name="ce59"/>
          <table:table-cell office:value-type="string" table:style-name="ce60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8 Teknisk infrastruktur</text:p>
          </table:table-cell>
          <table:table-cell table:style-name="ce61"/>
          <table:table-cell office:value-type="string" table:style-name="ce62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9 Vann</text:p>
          </table:table-cell>
          <table:table-cell table:style-name="ce59"/>
          <table:table-cell office:value-type="string" table:style-name="ce60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20 Vær og klima</text:p>
          </table:table-cell>
          <table:table-cell table:style-name="ce61"/>
          <table:table-cell office:value-type="string" table:style-name="ce62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table:style-name="ce59"/>
          <table:table-cell office:value-type="string" table:style-name="ce60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table:style-name="ce106"/>
          <table:table-cell office:value-type="string" table:style-name="ce107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Geofag" table:style-name="ta1">
        <table:table-column table:style-name="co1" table:default-cell-style-name="ce4"/>
        <table:table-column table:style-name="co2" table:default-cell-style-name="ce4"/>
        <table:table-column table:style-name="co17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7" table:default-cell-style-name="ce4"/>
        <table:table-column table:style-name="co2" table:default-cell-style-name="ce4"/>
        <table:table-column table:style-name="co14" table:default-cell-style-name="ce4"/>
        <table:table-column table:style-name="co2" table:default-cell-style-name="ce4"/>
        <table:table-column table:style-name="co18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geofa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table:style-name="ce57"/>
          <table:table-cell office:value-type="string" table:style-name="ce70">
            <text:p>4.2.2 Arealplansituasjon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table:style-name="ce59"/>
          <table:table-cell office:value-type="string" table:style-name="ce60">
            <text:p>4.2.3 Befolkning</text:p>
          </table:table-cell>
          <table:table-cell table:style-name="ce59"/>
          <table:table-cell office:value-type="string" table:style-name="ce60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3.4 Geologisk kartlegging</text:p>
          </table:table-cell>
          <table:table-cell table:style-name="ce61"/>
          <table:table-cell office:value-type="string" table:style-name="ce62">
            <text:p>4.2.4 Bildedata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table:style-name="ce59"/>
          <table:table-cell office:value-type="string" table:style-name="ce60">
            <text:p>4.2.5 Byg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table:style-name="ce61"/>
          <table:table-cell office:value-type="string" table:style-name="ce62">
            <text:p>4.2.6 Eiendom</text:p>
          </table:table-cell>
          <table:table-cell table:style-name="ce61"/>
          <table:table-cell office:value-type="string" table:style-name="ce62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2.7 Forurens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table:style-name="ce61"/>
          <table:table-cell office:value-type="string" table:style-name="ce62">
            <text:p>4.2.8 Friluftsliv</text:p>
          </table:table-cell>
          <table:table-cell table:style-name="ce61"/>
          <table:table-cell office:value-type="string" table:style-name="ce6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2">
            <text:p>4.2.9 Grunnforhold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0 Kulturarv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1 Landskap</text:p>
          </table:table-cell>
          <table:table-cell table:style-name="ce59"/>
          <table:table-cell office:value-type="string" table:style-name="ce60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2 Naturmangfold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3 Naturressurser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4 Nærin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5 Samfunnssikkerhet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6 Samferdsel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7 Terrengmodell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8 Teknisk infrastruktur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9 Vann</text:p>
          </table:table-cell>
          <table:table-cell table:style-name="ce59"/>
          <table:table-cell office:value-type="string" table:style-name="ce60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20 Vær og klima</text:p>
          </table:table-cell>
          <table:table-cell table:style-name="ce61"/>
          <table:table-cell office:value-type="string" table:style-name="ce62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table:style-name="ce59"/>
          <table:table-cell office:value-type="string" table:style-name="ce60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table:style-name="ce106"/>
          <table:table-cell office:value-type="string" table:style-name="ce107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2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Landskapsarkitektur" table:style-name="ta1">
        <table:table-column table:style-name="co1" table:default-cell-style-name="ce4"/>
        <table:table-column table:style-name="co2" table:default-cell-style-name="ce4"/>
        <table:table-column table:style-name="co17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9" table:default-cell-style-name="ce4"/>
        <table:table-column table:style-name="co2" table:default-cell-style-name="ce4"/>
        <table:table-column table:style-name="co17" table:default-cell-style-name="ce4"/>
        <table:table-column table:style-name="co2" table:default-cell-style-name="ce4"/>
        <table:table-column table:style-name="co18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landskapsarkitektur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table:style-name="ce57"/>
          <table:table-cell office:value-type="string" table:style-name="ce109">
            <text:p>4.2.2 Arealplansituasjon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3.2 Arealplan</text:p>
          </table:table-cell>
          <table:table-cell table:style-name="ce61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table:style-name="ce59"/>
          <table:table-cell office:value-type="string" table:style-name="ce92">
            <text:p>4.2.3 Befolk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table:style-name="ce61"/>
          <table:table-cell office:value-type="string" table:style-name="ce93">
            <text:p>4.2.4 Bildedata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table:style-name="ce59"/>
          <table:table-cell office:value-type="string" table:style-name="ce93">
            <text:p>4.2.5 Byg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table:style-name="ce61"/>
          <table:table-cell office:value-type="string" table:style-name="ce93">
            <text:p>4.2.6 Eiendom</text:p>
          </table:table-cell>
          <table:table-cell table:style-name="ce61"/>
          <table:table-cell office:value-type="string" table:style-name="ce62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table:style-name="ce59"/>
          <table:table-cell office:value-type="string" table:style-name="ce93">
            <text:p>4.2.7 Forurensning</text:p>
          </table:table-cell>
          <table:table-cell table:style-name="ce59"/>
          <table:table-cell office:value-type="string" table:style-name="ce93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2.8 Friluftsliv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93">
            <text:p>4.2.9 Grunnforhold</text:p>
          </table:table-cell>
          <table:table-cell table:style-name="ce59"/>
          <table:table-cell office:value-type="string" table:style-name="ce60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0 Kulturarv</text:p>
          </table:table-cell>
          <table:table-cell table:style-name="ce61"/>
          <table:table-cell office:value-type="string" table:style-name="ce62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2">
            <text:p>4.2.11 Landskap</text:p>
          </table:table-cell>
          <table:table-cell table:style-name="ce59"/>
          <table:table-cell office:value-type="string" table:style-name="ce60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2 Naturmangfold</text:p>
          </table:table-cell>
          <table:table-cell table:style-name="ce61"/>
          <table:table-cell office:value-type="string" table:style-name="ce93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93">
            <text:p>4.2.13 Naturressurser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93">
            <text:p>4.2.14 Næring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93">
            <text:p>4.2.15 Samfunnssikkerhet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93">
            <text:p>4.2.16 Samferdsel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93">
            <text:p>4.2.17 Terrengmodell</text:p>
          </table:table-cell>
          <table:table-cell table:style-name="ce59"/>
          <table:table-cell office:value-type="string" table:style-name="ce93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93">
            <text:p>4.2.18 Teknisk infrastruktur</text:p>
          </table:table-cell>
          <table:table-cell table:style-name="ce61"/>
          <table:table-cell office:value-type="string" table:style-name="ce93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2">
            <text:p>4.2.19 Vann</text:p>
          </table:table-cell>
          <table:table-cell table:style-name="ce59"/>
          <table:table-cell office:value-type="string" table:style-name="ce93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110">
            <text:p>4.2.20 Vær og klima</text:p>
          </table:table-cell>
          <table:table-cell table:style-name="ce61"/>
          <table:table-cell office:value-type="string" table:style-name="ce93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office:value-type="string" table:style-name="ce59">
            <text:p>PK</text:p>
          </table:table-cell>
          <table:table-cell office:value-type="string" table:style-name="ce92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2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93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93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93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2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table:style-name="ce106"/>
          <table:table-cell office:value-type="string" table:style-name="ce107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Miljøvitenskap" table:style-name="ta1">
        <table:table-column table:style-name="co1" table:default-cell-style-name="ce4"/>
        <table:table-column table:style-name="co2" table:default-cell-style-name="ce4"/>
        <table:table-column table:style-name="co17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9" table:default-cell-style-name="ce4"/>
        <table:table-column table:style-name="co2" table:default-cell-style-name="ce4"/>
        <table:table-column table:style-name="co13" table:default-cell-style-name="ce4"/>
        <table:table-column table:style-name="co2" table:default-cell-style-name="ce4"/>
        <table:table-column table:style-name="co18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miljøvitenskap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2.2 Arealplansituasjon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table:style-name="ce59"/>
          <table:table-cell office:value-type="string" table:style-name="ce60">
            <text:p>4.2.3 Befolkning</text:p>
          </table:table-cell>
          <table:table-cell table:style-name="ce59"/>
          <table:table-cell office:value-type="string" table:style-name="ce60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table:style-name="ce61"/>
          <table:table-cell office:value-type="string" table:style-name="ce62">
            <text:p>4.2.4 Bildedata</text:p>
          </table:table-cell>
          <table:table-cell table:style-name="ce61"/>
          <table:table-cell office:value-type="string" table:style-name="ce62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table:style-name="ce59"/>
          <table:table-cell office:value-type="string" table:style-name="ce60">
            <text:p>4.2.5 Bygg</text:p>
          </table:table-cell>
          <table:table-cell table:style-name="ce59"/>
          <table:table-cell office:value-type="string" table:style-name="ce60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table:style-name="ce61"/>
          <table:table-cell office:value-type="string" table:style-name="ce62">
            <text:p>4.2.6 Eiendom</text:p>
          </table:table-cell>
          <table:table-cell table:style-name="ce61"/>
          <table:table-cell office:value-type="string" table:style-name="ce62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2.7 Forurensning</text:p>
          </table:table-cell>
          <table:table-cell table:style-name="ce59"/>
          <table:table-cell office:value-type="string" table:style-name="ce60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table:style-name="ce61"/>
          <table:table-cell office:value-type="string" table:style-name="ce62">
            <text:p>4.2.8 Friluftsliv</text:p>
          </table:table-cell>
          <table:table-cell table:style-name="ce61"/>
          <table:table-cell office:value-type="string" table:style-name="ce6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9 Grunnforhold</text:p>
          </table:table-cell>
          <table:table-cell table:style-name="ce59"/>
          <table:table-cell office:value-type="string" table:style-name="ce60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0 Kulturarv</text:p>
          </table:table-cell>
          <table:table-cell table:style-name="ce61"/>
          <table:table-cell office:value-type="string" table:style-name="ce62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1 Landskap</text:p>
          </table:table-cell>
          <table:table-cell table:style-name="ce59"/>
          <table:table-cell office:value-type="string" table:style-name="ce60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2">
            <text:p>4.2.12 Naturmangfold</text:p>
          </table:table-cell>
          <table:table-cell table:style-name="ce61"/>
          <table:table-cell office:value-type="string" table:style-name="ce62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2">
            <text:p>4.2.13 Naturressurser</text:p>
          </table:table-cell>
          <table:table-cell table:style-name="ce59"/>
          <table:table-cell office:value-type="string" table:style-name="ce60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4 Næring</text:p>
          </table:table-cell>
          <table:table-cell table:style-name="ce61"/>
          <table:table-cell office:value-type="string" table:style-name="ce62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5 Samfunnssikkerhet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6 Samferdsel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7 Terrengmodell</text:p>
          </table:table-cell>
          <table:table-cell table:style-name="ce59"/>
          <table:table-cell office:value-type="string" table:style-name="ce60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8 Teknisk infrastruktur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2">
            <text:p>4.2.19 Vann</text:p>
          </table:table-cell>
          <table:table-cell table:style-name="ce59"/>
          <table:table-cell office:value-type="string" table:style-name="ce60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20 Vær og klima</text:p>
          </table:table-cell>
          <table:table-cell table:style-name="ce61"/>
          <table:table-cell office:value-type="string" table:style-name="ce62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table:style-name="ce59"/>
          <table:table-cell office:value-type="string" table:style-name="ce60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table:style-name="ce106"/>
          <table:table-cell office:value-type="string" table:style-name="ce107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Risikostyring" table:style-name="ta1">
        <table:table-column table:style-name="co1" table:default-cell-style-name="ce4"/>
        <table:table-column table:style-name="co2" table:default-cell-style-name="ce4"/>
        <table:table-column table:style-name="co20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21" table:default-cell-style-name="ce4"/>
        <table:table-column table:style-name="co2" table:default-cell-style-name="ce4"/>
        <table:table-column table:style-name="co11" table:default-cell-style-name="ce4"/>
        <table:table-column table:style-name="co2" table:default-cell-style-name="ce4"/>
        <table:table-column table:style-name="co18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risikostyrin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2.2 Arealplansituasjon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2.3 Befolk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2.4 Bildedata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2.5 Byg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2.6 Eiendom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2.7 Forurens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2.8 Friluftsliv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9 Grunnforhold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0 Kulturarv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1 Landskap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2 Naturmangfold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3 Naturressurser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2">
            <text:p>4.2.14 Nærin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2">
            <text:p>4.2.15 Samfunnssikkerhet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6 Samferdsel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7 Terrengmodell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8 Teknisk infrastruktur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9 Vann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20 Vær og klima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office:value-type="string" table:style-name="ce59">
            <text:p>PK</text:p>
          </table:table-cell>
          <table:table-cell office:value-type="string" table:style-name="ce93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office:value-type="string" table:style-name="ce106">
            <text:p>PK</text:p>
          </table:table-cell>
          <table:table-cell office:value-type="string" table:style-name="ce111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Trafikkstyring" table:style-name="ta1"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8" table:default-cell-style-name="ce4"/>
        <table:table-column table:style-name="co2" table:default-cell-style-name="ce4"/>
        <table:table-column table:style-name="co12" table:default-cell-style-name="ce4"/>
        <table:table-column table:style-name="co2" table:default-cell-style-name="ce4"/>
        <table:table-column table:style-name="co17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trafikkstyrin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table:style-name="ce57"/>
          <table:table-cell office:value-type="string" table:style-name="ce70">
            <text:p>4.2.2 Arealplansituasjon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table:style-name="ce59"/>
          <table:table-cell office:value-type="string" table:style-name="ce60">
            <text:p>4.2.3 Befolk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table:style-name="ce61"/>
          <table:table-cell office:value-type="string" table:style-name="ce62">
            <text:p>4.2.4 Bildedata</text:p>
          </table:table-cell>
          <table:table-cell table:style-name="ce61"/>
          <table:table-cell office:value-type="string" table:style-name="ce62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table:style-name="ce59"/>
          <table:table-cell office:value-type="string" table:style-name="ce60">
            <text:p>4.2.5 Bygg</text:p>
          </table:table-cell>
          <table:table-cell table:style-name="ce59"/>
          <table:table-cell office:value-type="string" table:style-name="ce60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table:style-name="ce61"/>
          <table:table-cell office:value-type="string" table:style-name="ce62">
            <text:p>4.2.6 Eiendom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table:style-name="ce59"/>
          <table:table-cell office:value-type="string" table:style-name="ce60">
            <text:p>4.2.7 Forurensning</text:p>
          </table:table-cell>
          <table:table-cell table:style-name="ce59"/>
          <table:table-cell office:value-type="string" table:style-name="ce60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table:style-name="ce61"/>
          <table:table-cell office:value-type="string" table:style-name="ce62">
            <text:p>4.2.8 Friluftsliv</text:p>
          </table:table-cell>
          <table:table-cell table:style-name="ce61"/>
          <table:table-cell office:value-type="string" table:style-name="ce6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9 Grunnforhold</text:p>
          </table:table-cell>
          <table:table-cell table:style-name="ce59"/>
          <table:table-cell office:value-type="string" table:style-name="ce60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0 Kulturarv</text:p>
          </table:table-cell>
          <table:table-cell table:style-name="ce61"/>
          <table:table-cell office:value-type="string" table:style-name="ce62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1 Landskap</text:p>
          </table:table-cell>
          <table:table-cell table:style-name="ce59"/>
          <table:table-cell office:value-type="string" table:style-name="ce60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2 Naturmangfold</text:p>
          </table:table-cell>
          <table:table-cell table:style-name="ce61"/>
          <table:table-cell office:value-type="string" table:style-name="ce62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3 Naturressurser</text:p>
          </table:table-cell>
          <table:table-cell table:style-name="ce59"/>
          <table:table-cell office:value-type="string" table:style-name="ce60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4 Næring</text:p>
          </table:table-cell>
          <table:table-cell table:style-name="ce61"/>
          <table:table-cell office:value-type="string" table:style-name="ce62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5 Samfunnssikkerhet</text:p>
          </table:table-cell>
          <table:table-cell table:style-name="ce59"/>
          <table:table-cell office:value-type="string" table:style-name="ce60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6 Samferdsel</text:p>
          </table:table-cell>
          <table:table-cell table:style-name="ce61"/>
          <table:table-cell office:value-type="string" table:style-name="ce62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7 Terrengmodell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8 Teknisk infrastruktur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9 Vann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20 Vær og klima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table:style-name="ce59"/>
          <table:table-cell office:value-type="string" table:style-name="ce60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office:value-type="string" table:style-name="ce106">
            <text:p>PK</text:p>
          </table:table-cell>
          <table:table-cell office:value-type="string" table:style-name="ce112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Tunnel" table:style-name="ta1"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11" table:default-cell-style-name="ce4"/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15" table:default-cell-style-name="ce4"/>
        <table:table-column table:style-name="co2" table:default-cell-style-name="ce4"/>
        <table:table-column table:style-name="co17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tunnel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table:style-name="ce57"/>
          <table:table-cell office:value-type="string" table:style-name="ce70">
            <text:p>4.2.2 Arealplansituasjon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table:style-name="ce59"/>
          <table:table-cell office:value-type="string" table:style-name="ce60">
            <text:p>4.2.3 Befolk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table:style-name="ce61"/>
          <table:table-cell office:value-type="string" table:style-name="ce62">
            <text:p>4.2.4 Bildedata</text:p>
          </table:table-cell>
          <table:table-cell table:style-name="ce61"/>
          <table:table-cell office:value-type="string" table:style-name="ce62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table:style-name="ce59"/>
          <table:table-cell office:value-type="string" table:style-name="ce60">
            <text:p>4.2.5 Bygg</text:p>
          </table:table-cell>
          <table:table-cell table:style-name="ce59"/>
          <table:table-cell office:value-type="string" table:style-name="ce60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table:style-name="ce61"/>
          <table:table-cell office:value-type="string" table:style-name="ce62">
            <text:p>4.2.6 Eiendom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table:style-name="ce59"/>
          <table:table-cell office:value-type="string" table:style-name="ce60">
            <text:p>4.2.7 Forurensning</text:p>
          </table:table-cell>
          <table:table-cell table:style-name="ce59"/>
          <table:table-cell office:value-type="string" table:style-name="ce60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table:style-name="ce61"/>
          <table:table-cell office:value-type="string" table:style-name="ce62">
            <text:p>4.2.8 Friluftsliv</text:p>
          </table:table-cell>
          <table:table-cell table:style-name="ce61"/>
          <table:table-cell office:value-type="string" table:style-name="ce6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9 Grunnforhold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0 Kulturarv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1 Landskap</text:p>
          </table:table-cell>
          <table:table-cell table:style-name="ce59"/>
          <table:table-cell office:value-type="string" table:style-name="ce60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2 Naturmangfold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3 Naturressurser</text:p>
          </table:table-cell>
          <table:table-cell table:style-name="ce59"/>
          <table:table-cell office:value-type="string" table:style-name="ce60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4 Nærin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5 Samfunnssikkerhet</text:p>
          </table:table-cell>
          <table:table-cell table:style-name="ce59"/>
          <table:table-cell office:value-type="string" table:style-name="ce60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6 Samferdsel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7 Terrengmodell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8 Teknisk infrastruktur</text:p>
          </table:table-cell>
          <table:table-cell table:style-name="ce61"/>
          <table:table-cell office:value-type="string" table:style-name="ce62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9 Vann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20 Vær og klima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table:style-name="ce59"/>
          <table:table-cell office:value-type="string" table:style-name="ce60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2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office:value-type="string" table:style-name="ce106">
            <text:p>PK</text:p>
          </table:table-cell>
          <table:table-cell office:value-type="string" table:style-name="ce111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Vannhåndtering" table:style-name="ta1">
        <table:table-column table:style-name="co1" table:default-cell-style-name="ce4"/>
        <table:table-column table:style-name="co2" table:default-cell-style-name="ce4"/>
        <table:table-column table:style-name="co19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15" table:default-cell-style-name="ce4"/>
        <table:table-column table:style-name="co2" table:default-cell-style-name="ce4"/>
        <table:table-column table:style-name="co16" table:default-cell-style-name="ce4"/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vannhåndterin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table:style-name="ce57"/>
          <table:table-cell office:value-type="string" table:style-name="ce70">
            <text:p>4.2.2 Arealplansituasjon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table:style-name="ce59"/>
          <table:table-cell office:value-type="string" table:style-name="ce60">
            <text:p>4.2.3 Befolkning</text:p>
          </table:table-cell>
          <table:table-cell table:style-name="ce59"/>
          <table:table-cell office:value-type="string" table:style-name="ce60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table:style-name="ce61"/>
          <table:table-cell office:value-type="string" table:style-name="ce62">
            <text:p>4.2.4 Bildedata</text:p>
          </table:table-cell>
          <table:table-cell table:style-name="ce61"/>
          <table:table-cell office:value-type="string" table:style-name="ce62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table:style-name="ce59"/>
          <table:table-cell office:value-type="string" table:style-name="ce60">
            <text:p>4.2.5 Bygg</text:p>
          </table:table-cell>
          <table:table-cell table:style-name="ce59"/>
          <table:table-cell office:value-type="string" table:style-name="ce60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table:style-name="ce61"/>
          <table:table-cell office:value-type="string" table:style-name="ce62">
            <text:p>4.2.6 Eiendom</text:p>
          </table:table-cell>
          <table:table-cell table:style-name="ce61"/>
          <table:table-cell office:value-type="string" table:style-name="ce62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table:style-name="ce59"/>
          <table:table-cell office:value-type="string" table:style-name="ce60">
            <text:p>4.2.7 Forurensning</text:p>
          </table:table-cell>
          <table:table-cell table:style-name="ce59"/>
          <table:table-cell office:value-type="string" table:style-name="ce60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table:style-name="ce61"/>
          <table:table-cell office:value-type="string" table:style-name="ce62">
            <text:p>4.2.8 Friluftsliv</text:p>
          </table:table-cell>
          <table:table-cell table:style-name="ce61"/>
          <table:table-cell office:value-type="string" table:style-name="ce6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9 Grunnforhold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0 Kulturarv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1 Landskap</text:p>
          </table:table-cell>
          <table:table-cell table:style-name="ce59"/>
          <table:table-cell office:value-type="string" table:style-name="ce60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2 Naturmangfold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3 Naturressurser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4 Nærin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5 Samfunnssikkerhet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16 Samferdsel</text:p>
          </table:table-cell>
          <table:table-cell office:value-type="string" table:style-name="ce61">
            <text:p>PK</text:p>
          </table:table-cell>
          <table:table-cell office:value-type="string" table:style-name="ce92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office:value-type="string" table:style-name="ce60">
            <text:p>4.2.17 Terrengmodell</text:p>
          </table:table-cell>
          <table:table-cell table:style-name="ce59"/>
          <table:table-cell office:value-type="string" table:style-name="ce60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8 Teknisk infrastruktur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2">
            <text:p>4.2.19 Vann</text:p>
          </table:table-cell>
          <table:table-cell table:style-name="ce59"/>
          <table:table-cell office:value-type="string" table:style-name="ce60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2.20 Vær og klima</text:p>
          </table:table-cell>
          <table:table-cell table:style-name="ce61"/>
          <table:table-cell office:value-type="string" table:style-name="ce62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table:style-name="ce59"/>
          <table:table-cell office:value-type="string" table:style-name="ce60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2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office:value-type="string" table:style-name="ce62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table:style-name="ce106"/>
          <table:table-cell office:value-type="string" table:style-name="ce107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Veg" table:style-name="ta1">
        <table:table-column table:style-name="co1" table:default-cell-style-name="ce4"/>
        <table:table-column table:style-name="co2" table:default-cell-style-name="ce4"/>
        <table:table-column table:style-name="co15" table:default-cell-style-name="ce4"/>
        <table:table-column table:style-name="co2" table:default-cell-style-name="ce4"/>
        <table:table-column table:style-name="co18" table:default-cell-style-name="ce4"/>
        <table:table-column table:style-name="co2" table:default-cell-style-name="ce4"/>
        <table:table-column table:style-name="co17" table:default-cell-style-name="ce4"/>
        <table:table-column table:style-name="co2" table:default-cell-style-name="ce4"/>
        <table:table-column table:style-name="co18" table:default-cell-style-name="ce4"/>
        <table:table-column table:style-name="co2" table:default-cell-style-name="ce4"/>
        <table:table-column table:style-name="co17" table:default-cell-style-name="ce4"/>
        <table:table-column table:style-name="co2" table:default-cell-style-name="ce4"/>
        <table:table-column table:style-name="co13" table:default-cell-style-name="ce4"/>
        <table:table-column table:style-name="co2" table:default-cell-style-name="ce4"/>
        <table:table-column table:style-name="co22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ve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18">
            <text:p>Grunnlagsdata</text:p>
          </table:table-cell>
          <table:covered-table-cell/>
          <table:table-cell office:value-type="string" table:number-columns-spanned="2" table:number-rows-spanned="1" table:style-name="ce118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56">
            <text:p>Ansvar</text:p>
          </table:table-cell>
          <table:table-cell office:value-type="string" table:style-name="ce99">
            <text:p>Type</text:p>
          </table:table-cell>
          <table:table-cell office:value-type="string" table:style-name="ce100">
            <text:p>Ansvar</text:p>
          </table:table-cell>
          <table:table-cell office:value-type="string" table:style-name="ce99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7"/>
          <table:table-cell office:value-type="string" table:style-name="ce70">
            <text:p>2.2 Norge digitalt</text:p>
          </table:table-cell>
          <table:table-cell table:style-name="ce57"/>
          <table:table-cell office:value-type="string" table:style-name="ce70">
            <text:p>3.2 Landmåling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2.2 Arealplansituasjon</text:p>
          </table:table-cell>
          <table:table-cell office:value-type="string" table:style-name="ce61">
            <text:p>PK</text:p>
          </table:table-cell>
          <table:table-cell office:value-type="string" table:style-name="ce109">
            <text:p>4.3.2 Arealplan</text:p>
          </table:table-cell>
          <table:table-cell table:style-name="ce57"/>
          <table:table-cell office:value-type="string" table:style-name="ce70">
            <text:p>5.2.2 Presentasjonsmodell</text:p>
          </table:table-cell>
          <table:table-cell table:style-name="ce57"/>
          <table:table-cell office:value-type="string" table:style-name="ce70">
            <text:p>5.3.2 Stikningsdata</text:p>
          </table:table-cell>
          <table:table-cell table:style-name="ce57"/>
          <table:table-cell office:value-type="string" table:style-name="ce58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3 Statens vegvesen</text:p>
          </table:table-cell>
          <table:table-cell table:style-name="ce59"/>
          <table:table-cell office:value-type="string" table:style-name="ce60">
            <text:p>3.3 Skan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2.3 Befolk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3 Belysning</text:p>
          </table:table-cell>
          <table:table-cell table:style-name="ce59"/>
          <table:table-cell office:value-type="string" table:style-name="ce60">
            <text:p>5.2.2 Animasjonsfilm</text:p>
          </table:table-cell>
          <table:table-cell table:style-name="ce59"/>
          <table:table-cell office:value-type="string" table:style-name="ce60">
            <text:p>5.3.2 Maskinstyringsdat</text:p>
          </table:table-cell>
          <table:table-cell table:style-name="ce59"/>
          <table:table-cell office:value-type="string" table:style-name="ce6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1"/>
          <table:table-cell office:value-type="string" table:style-name="ce62">
            <text:p>2.4 Øvrige dataeiere</text:p>
          </table:table-cell>
          <table:table-cell table:style-name="ce61"/>
          <table:table-cell office:value-type="string" table:style-name="ce62">
            <text:p>3.4 Geologisk kartleggin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2.4 Bildedata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4 Bru</text:p>
          </table:table-cell>
          <table:table-cell table:style-name="ce61"/>
          <table:table-cell office:value-type="string" table:style-name="ce62">
            <text:p>5.2.4 Manipulerte bilder</text:p>
          </table:table-cell>
          <table:table-cell table:style-name="ce61"/>
          <table:table-cell office:value-type="string" table:style-name="ce6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59"/>
          <table:table-cell office:value-type="string" table:style-name="ce60">
            <text:p>2.5 Papirarkiver</text:p>
          </table:table-cell>
          <table:table-cell table:style-name="ce59"/>
          <table:table-cell office:value-type="string" table:style-name="ce60">
            <text:p>3.5 Målinger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2.5 Byg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5 Bygninger</text:p>
          </table:table-cell>
          <table:table-cell table:style-name="ce59"/>
          <table:table-cell office:value-type="string" table:style-name="ce60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office:value-type="string" table:style-name="ce62">
            <text:p>2.6 Registrert av vegprosjekt</text:p>
          </table:table-cell>
          <table:table-cell table:style-name="ce61"/>
          <table:table-cell office:value-type="string" table:style-name="ce62">
            <text:p>3.6 Inspeksjon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2.6 Eiendom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6 Elektro</text:p>
          </table:table-cell>
          <table:table-cell table:style-name="ce61"/>
          <table:table-cell office:value-type="string" table:style-name="ce6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60">
            <text:p>3.7 Befar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2.7 Forurensning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62">
            <text:p>3.8 Registrert på anleg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2.8 Friluftsliv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9 Grunnforhold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0 Kulturarv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1 Landskap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2 Naturmangfold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3 Naturressurser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4 Næring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5 Samfunnssikkerhet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2">
            <text:p>4.2.16 Samferdsel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7 Terrengmodell</text:p>
          </table:table-cell>
          <table:table-cell office:value-type="string" table:style-name="ce59">
            <text:p>PK</text:p>
          </table:table-cell>
          <table:table-cell office:value-type="string" table:style-name="ce92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18 Teknisk infrastruktur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2.19 Vann</text:p>
          </table:table-cell>
          <table:table-cell office:value-type="string" table:style-name="ce59">
            <text:p>PK</text:p>
          </table:table-cell>
          <table:table-cell office:value-type="string" table:style-name="ce93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2.20 Vær og klima</text:p>
          </table:table-cell>
          <table:table-cell office:value-type="string" table:style-name="ce61">
            <text:p>PK</text:p>
          </table:table-cell>
          <table:table-cell office:value-type="string" table:style-name="ce93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office:value-type="string" table:style-name="ce59">
            <text:p>PK</text:p>
          </table:table-cell>
          <table:table-cell office:value-type="string" table:style-name="ce93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3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59">
            <text:p>PK</text:p>
          </table:table-cell>
          <table:table-cell office:value-type="string" table:style-name="ce92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61">
            <text:p>PK</text:p>
          </table:table-cell>
          <table:table-cell office:value-type="string" table:style-name="ce93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office:value-type="string" table:style-name="ce106">
            <text:p>PK</text:p>
          </table:table-cell>
          <table:table-cell office:value-type="string" table:style-name="ce111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office:value-type="string" table:style-name="ce81">
            <text:p>PK</text:p>
          </table:table-cell>
          <table:table-cell office:value-type="string" table:style-name="ce26">
            <text:p>4.4 Situasjonsmodell</text:p>
          </table:table-cell>
          <table:table-cell office:value-type="string" table:style-name="ce8">
            <text:p>PK</text:p>
          </table:table-cell>
          <table:table-cell office:value-type="string" table:style-name="ce26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office:value-type="string" table:style-name="ce104">
            <text:p>PK</text:p>
          </table:table-cell>
          <table:table-cell office:value-type="string" table:number-columns-spanned="3" table:number-rows-spanned="1" table:style-name="ce41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Ledelse" table:style-name="ta1">
        <table:table-column table:style-name="co1" table:default-cell-style-name="ce4"/>
        <table:table-column table:style-name="co2" table:default-cell-style-name="ce4"/>
        <table:table-column table:style-name="co16" table:default-cell-style-name="ce4"/>
        <table:table-column table:style-name="co2" table:default-cell-style-name="ce4"/>
        <table:table-column table:style-name="co18" table:default-cell-style-name="ce4"/>
        <table:table-column table:style-name="co2" table:default-cell-style-name="ce4"/>
        <table:table-column table:style-name="co12" table:default-cell-style-name="ce4"/>
        <table:table-column table:style-name="co2" table:default-cell-style-name="ce4"/>
        <table:table-column table:style-name="co19" table:default-cell-style-name="ce4"/>
        <table:table-column table:style-name="co2" table:default-cell-style-name="ce4"/>
        <table:table-column table:style-name="co21" table:default-cell-style-name="ce4"/>
        <table:table-column table:style-name="co2" table:default-cell-style-name="ce4"/>
        <table:table-column table:style-name="co21" table:default-cell-style-name="ce4"/>
        <table:table-column table:style-name="co2" table:default-cell-style-name="ce4"/>
        <table:table-column table:style-name="co8" table:default-cell-style-name="ce4"/>
        <table:table-column table:style-name="co7" table:default-cell-style-name="ce4"/>
        <table:table-column table:style-name="co1" table:number-columns-repeated="16368" table:default-cell-style-name="ce4"/>
        <table:table-row table:style-name="ro1">
          <table:table-cell table:style-name="ce2"/>
          <table:table-cell office:value-type="string" table:number-columns-spanned="14" table:number-rows-spanned="1" table:style-name="ce46">
            <text:p>Fagområde ledelse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1" table:style-name="ce122">
            <text:p>Grunnlagsdata</text:p>
          </table:table-cell>
          <table:covered-table-cell/>
          <table:table-cell office:value-type="string" table:number-columns-spanned="2" table:number-rows-spanned="1" table:style-name="ce122">
            <text:p>Registrerte data</text:p>
          </table:table-cell>
          <table:covered-table-cell/>
          <table:table-cell office:value-type="string" table:number-columns-spanned="4" table:number-rows-spanned="1" table:style-name="ce119">
            <text:p>Modeller</text:p>
          </table:table-cell>
          <table:covered-table-cell table:number-columns-repeated="3"/>
          <table:table-cell office:value-type="string" table:number-columns-spanned="6" table:number-rows-spanned="1" table:style-name="ce120">
            <text:p>Resultatdata</text:p>
          </table:table-cell>
          <table:covered-table-cell table:number-columns-repeated="5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table-cell office:value-type="string" table:style-name="ce103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Type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Grunnlags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Fagmodell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Presentasjoner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atasett</text:p>
          </table:table-cell>
          <table:table-cell office:value-type="string" table:style-name="ce101">
            <text:p>Ansvar</text:p>
          </table:table-cell>
          <table:table-cell office:value-type="string" table:style-name="ce102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office:value-type="string" table:style-name="ce57">
            <text:p>BKG</text:p>
          </table:table-cell>
          <table:table-cell office:value-type="string" table:style-name="ce91">
            <text:p>2.2 Norge digitalt</text:p>
          </table:table-cell>
          <table:table-cell office:value-type="string" table:style-name="ce114">
            <text:p>BKG</text:p>
          </table:table-cell>
          <table:table-cell office:value-type="string" table:style-name="ce91">
            <text:p>3.2 Landmåling</text:p>
          </table:table-cell>
          <table:table-cell office:value-type="string" table:style-name="ce57">
            <text:p>BKG</text:p>
          </table:table-cell>
          <table:table-cell office:value-type="string" table:style-name="ce91">
            <text:p>4.2.2 Arealplansituasjon</text:p>
          </table:table-cell>
          <table:table-cell office:value-type="string" table:style-name="ce57">
            <text:p>BKG</text:p>
          </table:table-cell>
          <table:table-cell office:value-type="string" table:style-name="ce91">
            <text:p>4.3.2 Arealplan</text:p>
          </table:table-cell>
          <table:table-cell office:value-type="string" table:style-name="ce57">
            <text:p>BKG</text:p>
          </table:table-cell>
          <table:table-cell office:value-type="string" table:style-name="ce91">
            <text:p>5.2.2 Presentasjonsmodell</text:p>
          </table:table-cell>
          <table:table-cell office:value-type="string" table:style-name="ce57">
            <text:p>BKG</text:p>
          </table:table-cell>
          <table:table-cell office:value-type="string" table:style-name="ce91">
            <text:p>5.3.2 Stikningsdata</text:p>
          </table:table-cell>
          <table:table-cell office:value-type="string" table:style-name="ce57">
            <text:p>BKG</text:p>
          </table:table-cell>
          <table:table-cell office:value-type="string" table:style-name="ce117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office:value-type="string" table:style-name="ce113">
            <text:p>BKG</text:p>
          </table:table-cell>
          <table:table-cell office:value-type="string" table:style-name="ce92">
            <text:p>2.3 Statens vegvesen</text:p>
          </table:table-cell>
          <table:table-cell office:value-type="string" table:style-name="ce115">
            <text:p>BKG</text:p>
          </table:table-cell>
          <table:table-cell office:value-type="string" table:style-name="ce92">
            <text:p>3.3 Skanning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2.3 Befolkning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3.3 Belysning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5.2.2 Animasjonsfilm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5.3.2 Maskinstyringsdat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office:value-type="string" table:style-name="ce57">
            <text:p>BKG</text:p>
          </table:table-cell>
          <table:table-cell office:value-type="string" table:style-name="ce92">
            <text:p>2.4 Øvrige dataeiere</text:p>
          </table:table-cell>
          <table:table-cell office:value-type="string" table:style-name="ce114">
            <text:p>BKG</text:p>
          </table:table-cell>
          <table:table-cell office:value-type="string" table:style-name="ce92">
            <text:p>3.4 Geologisk kartlegging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2.4 Bildedata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3.4 Bru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5.2.4 Manipulerte bilder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5.3.4 NVDB- og FKB-data</text:p>
          </table:table-cell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office:value-type="string" table:style-name="ce113">
            <text:p>BKG</text:p>
          </table:table-cell>
          <table:table-cell office:value-type="string" table:style-name="ce92">
            <text:p>2.5 Papirarkiver</text:p>
          </table:table-cell>
          <table:table-cell office:value-type="string" table:style-name="ce115">
            <text:p>BKG</text:p>
          </table:table-cell>
          <table:table-cell office:value-type="string" table:style-name="ce92">
            <text:p>3.5 Målinger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2.5 Bygg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3.5 Bygninger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5.2.5 Foto og video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office:value-type="string" table:style-name="ce57">
            <text:p>BKG</text:p>
          </table:table-cell>
          <table:table-cell office:value-type="string" table:style-name="ce92">
            <text:p>2.6 Registrert av vegprosjekt</text:p>
          </table:table-cell>
          <table:table-cell office:value-type="string" table:style-name="ce114">
            <text:p>BKG</text:p>
          </table:table-cell>
          <table:table-cell office:value-type="string" table:style-name="ce92">
            <text:p>3.6 Inspeksjon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2.6 Eiendom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3.6 Elektro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5.2.6 Prosjektpresenta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office:value-type="string" table:style-name="ce92">
            <text:p>3.7 Befaring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2.7 Forurensning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3.7 Ferjeka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office:value-type="string" table:style-name="ce92">
            <text:p>3.8 Registrert på anlegg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2.8 Friluftsliv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3.8 Gatemøbl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113">
            <text:p>BKG</text:p>
          </table:table-cell>
          <table:table-cell office:value-type="string" table:style-name="ce92">
            <text:p>4.2.9 Grunnforhold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3.9 Geologi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57">
            <text:p>BKG</text:p>
          </table:table-cell>
          <table:table-cell office:value-type="string" table:style-name="ce92">
            <text:p>4.2.10 Kulturarv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3.10 Geoteknikk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113">
            <text:p>BKG</text:p>
          </table:table-cell>
          <table:table-cell office:value-type="string" table:style-name="ce92">
            <text:p>4.2.11 Landskap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3.11 Grunnerverv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57">
            <text:p>BKG</text:p>
          </table:table-cell>
          <table:table-cell office:value-type="string" table:style-name="ce92">
            <text:p>4.2.12 Naturmangfold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3.12 Konstruksjoner</text:p>
          </table:table-cell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113">
            <text:p>BKG</text:p>
          </table:table-cell>
          <table:table-cell office:value-type="string" table:style-name="ce92">
            <text:p>4.2.13 Naturressurser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3.13 Kulturminnevern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57">
            <text:p>BKG</text:p>
          </table:table-cell>
          <table:table-cell office:value-type="string" table:style-name="ce92">
            <text:p>4.2.14 Næring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3.14 Massehåndtering</text:p>
          </table:table-cell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113">
            <text:p>BKG</text:p>
          </table:table-cell>
          <table:table-cell office:value-type="string" table:style-name="ce92">
            <text:p>4.2.15 Samfunnssikkerhet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3.15 Naturvern</text:p>
          </table:table-cell>
          <table:table-cell table:number-columns-repeated="5" table:style-name="ce12"/>
          <table:table-cell table:style-name="ce1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57">
            <text:p>BKG</text:p>
          </table:table-cell>
          <table:table-cell office:value-type="string" table:style-name="ce92">
            <text:p>4.2.16 Samferdsel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3.16 Overvann</text:p>
          </table:table-cell>
          <table:table-cell table:number-columns-repeated="5" table:style-name="ce14"/>
          <table:table-cell table:style-name="ce15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113">
            <text:p>BKG</text:p>
          </table:table-cell>
          <table:table-cell office:value-type="string" table:style-name="ce92">
            <text:p>4.2.17 Terrengmodell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3.17 Rekkverk</text:p>
          </table:table-cell>
          <table:table-cell table:style-name="ce12"/>
          <table:table-cell office:value-type="string" table:number-columns-spanned="5" table:number-rows-spanned="1" table:style-name="ce40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57">
            <text:p>BKG</text:p>
          </table:table-cell>
          <table:table-cell office:value-type="string" table:style-name="ce92">
            <text:p>4.2.18 Teknisk infrastruktur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3.18 Risikoreduksjon</text:p>
          </table:table-cell>
          <table:table-cell table:style-name="ce14"/>
          <table:table-cell office:value-type="string" table:style-name="ce16">
            <text:p>Typer ansvar</text:p>
          </table:table-cell>
          <table:table-cell table:style-name="ce14"/>
          <table:table-cell office:value-type="string" table:style-name="ce17">
            <text:p>Typer oppgaver</text:p>
          </table:table-cell>
          <table:table-cell table:style-name="ce14"/>
          <table:table-cell table:style-name="ce18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office:value-type="string" table:style-name="ce113">
            <text:p>BKG</text:p>
          </table:table-cell>
          <table:table-cell office:value-type="string" table:style-name="ce92">
            <text:p>4.2.19 Vann</text:p>
          </table:table-cell>
          <table:table-cell office:value-type="string" table:style-name="ce113">
            <text:p>BKG</text:p>
          </table:table-cell>
          <table:table-cell office:value-type="string" table:style-name="ce92">
            <text:p>4.3.19 Signal</text:p>
          </table:table-cell>
          <table:table-cell table:style-name="ce12"/>
          <table:table-cell office:value-type="string" table:style-name="ce19">
            <text:p>Hovedansvar</text:p>
          </table:table-cell>
          <table:table-cell table:style-name="ce12"/>
          <table:table-cell office:value-type="string" table:style-name="ce8">
            <text:p>B: Bestill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office:value-type="string" table:style-name="ce57">
            <text:p>BKG</text:p>
          </table:table-cell>
          <table:table-cell office:value-type="string" table:style-name="ce92">
            <text:p>4.2.20 Vær og klima</text:p>
          </table:table-cell>
          <table:table-cell office:value-type="string" table:style-name="ce57">
            <text:p>BKG</text:p>
          </table:table-cell>
          <table:table-cell office:value-type="string" table:style-name="ce92">
            <text:p>4.3.20 Skilt</text:p>
          </table:table-cell>
          <table:table-cell table:style-name="ce14"/>
          <table:table-cell office:value-type="string" table:style-name="ce20">
            <text:p>Delansvar</text:p>
          </table:table-cell>
          <table:table-cell table:style-name="ce14"/>
          <table:table-cell office:value-type="string" table:style-name="ce6">
            <text:p>P: Prosjekt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94"/>
          <table:table-cell office:value-type="string" table:style-name="ce113">
            <text:p>BKG</text:p>
          </table:table-cell>
          <table:table-cell office:value-type="string" table:style-name="ce92">
            <text:p>4.3.21 Steinsetting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U: Utføre/utarbeid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57">
            <text:p>BKG</text:p>
          </table:table-cell>
          <table:table-cell office:value-type="string" table:style-name="ce92">
            <text:p>4.3.22 Terrengforming</text:p>
          </table:table-cell>
          <table:table-cell table:style-name="ce14"/>
          <table:table-cell table:style-name="ce10"/>
          <table:table-cell table:style-name="ce14"/>
          <table:table-cell office:value-type="string" table:style-name="ce6">
            <text:p>K: Kontrollere</text:p>
          </table:table-cell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113">
            <text:p>BKG</text:p>
          </table:table-cell>
          <table:table-cell office:value-type="string" table:style-name="ce92">
            <text:p>4.3.23 Tunnel</text:p>
          </table:table-cell>
          <table:table-cell table:style-name="ce12"/>
          <table:table-cell table:style-name="ce7"/>
          <table:table-cell table:style-name="ce12"/>
          <table:table-cell office:value-type="string" table:style-name="ce8">
            <text:p>G:Godkjenne</text:p>
          </table:table-cell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57">
            <text:p>BKG</text:p>
          </table:table-cell>
          <table:table-cell office:value-type="string" table:style-name="ce92">
            <text:p>4.3.24 Vann og avløp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office:value-type="string" table:style-name="ce113">
            <text:p>BKG</text:p>
          </table:table-cell>
          <table:table-cell office:value-type="string" table:style-name="ce92">
            <text:p>4.3.25 Ve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62"/>
          <table:table-cell table:style-name="ce61"/>
          <table:table-cell table:style-name="ce62"/>
          <table:table-cell table:style-name="ce61"/>
          <table:table-cell table:style-name="ce62"/>
          <table:table-cell office:value-type="string" table:style-name="ce57">
            <text:p>BKG</text:p>
          </table:table-cell>
          <table:table-cell office:value-type="string" table:style-name="ce92">
            <text:p>4.3.26 Vegetasjon</text:p>
          </table:table-cell>
          <table:table-cell table:style-name="ce14"/>
          <table:table-cell table:style-name="ce10"/>
          <table:table-cell table:style-name="ce14"/>
          <table:table-cell table:style-name="ce6"/>
          <table:table-cell table:style-name="ce14"/>
          <table:table-cell table:style-name="ce1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60"/>
          <table:table-cell table:style-name="ce59"/>
          <table:table-cell table:style-name="ce60"/>
          <table:table-cell table:style-name="ce106"/>
          <table:table-cell table:style-name="ce107"/>
          <table:table-cell office:value-type="string" table:style-name="ce116">
            <text:p>BKG</text:p>
          </table:table-cell>
          <table:table-cell office:value-type="string" table:style-name="ce112">
            <text:p>4.3.27 Vegoppmerking</text:p>
          </table:table-cell>
          <table:table-cell table:style-name="ce12"/>
          <table:table-cell table:style-name="ce7"/>
          <table:table-cell table:style-name="ce12"/>
          <table:table-cell table:style-name="ce8"/>
          <table:table-cell table:style-name="ce12"/>
          <table:table-cell table:style-name="ce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105"/>
          <table:table-cell table:number-columns-repeated="2" table:style-name="ce5"/>
          <table:table-cell table:style-name="ce108"/>
          <table:table-cell table:style-name="ce14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4"/>
          <table:table-cell table:style-name="ce74"/>
          <table:table-cell table:style-name="ce87"/>
          <table:table-cell table:style-name="ce74"/>
          <table:table-cell table:style-name="ce84"/>
          <table:table-cell office:value-type="string" table:style-name="ce43">
            <text:p>4.4 Situasjonsmodell</text:p>
          </table:table-cell>
          <table:table-cell table:style-name="ce8"/>
          <table:table-cell office:value-type="string" table:style-name="ce43">
            <text:p>4.5 Tverrfaglig modell</text:p>
          </table:table-cell>
          <table:table-cell table:style-name="ce27"/>
          <table:table-cell table:style-name="ce28"/>
          <table:table-cell table:style-name="ce27"/>
          <table:table-cell table:style-name="ce25"/>
          <table:table-cell table:style-name="ce27"/>
          <table:table-cell table:style-name="ce2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3"/>
          <table:table-cell table:style-name="ce72"/>
          <table:table-cell table:style-name="ce86"/>
          <table:table-cell table:style-name="ce72"/>
          <table:table-cell table:style-name="ce83"/>
          <table:table-cell office:value-type="string" table:style-name="ce30">
            <text:p>\</text:p>
          </table:table-cell>
          <table:table-cell table:style-name="ce31"/>
          <table:table-cell office:value-type="string" table:style-name="ce30">
            <text:p>/</text:p>
          </table:table-cell>
          <table:table-cell table:style-name="ce23"/>
          <table:table-cell table:style-name="ce22"/>
          <table:table-cell table:style-name="ce23"/>
          <table:table-cell table:style-name="ce21"/>
          <table:table-cell table:style-name="ce23"/>
          <table:table-cell table:style-name="ce2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75"/>
          <table:table-cell table:style-name="ce80"/>
          <table:table-cell table:style-name="ce88"/>
          <table:table-cell table:style-name="ce80"/>
          <table:table-cell table:style-name="ce33"/>
          <table:table-cell office:value-type="string" table:number-columns-spanned="3" table:number-rows-spanned="1" table:style-name="ce44">
            <text:p>4.6 Samordningsmodell</text:p>
          </table:table-cell>
          <table:covered-table-cell table:number-columns-repeated="2"/>
          <table:table-cell table:style-name="ce33"/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number-columns-repeated="3" table:style-name="ce37"/>
          <table:table-cell table:number-columns-repeated="6" table:style-name="ce36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36"/>
          <table:table-cell table:style-name="ce23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36"/>
          <table:table-cell table:style-name="ce38"/>
          <table:table-cell table:number-columns-repeated="8" table:style-name="ce36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36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5in" fo:margin-right="0.25in" style:print-orientation="landscape" style:print-page-order="ltr" style:first-page-number="continue" style:scale-to-Y="1" style:table-centering="both" style:print="objects charts drawings"/>
      <style:header-style>
        <style:header-footer-properties fo:min-height="0.75in" fo:margin-left="0.25in" fo:margin-right="0.25in" fo:margin-bottom="0in"/>
      </style:header-style>
      <style:footer-style>
        <style:header-footer-properties fo:min-height="0.7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Thor Sigurd Thorsen</dc:creator>
    <meta:creation-date>2024-12-03T10:35:14Z</meta:creation-date>
    <dc:date>2026-02-12T11:35:49Z</dc:date>
  </office:meta>
</office:document-meta>
</file>